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41cm" table:align="margins" style:may-break-between-rows="false"/>
    </style:style>
    <style:style style:name="Tabella1.A" style:family="table-column">
      <style:table-column-properties style:column-width="20.041cm" style:rel-column-width="65535*"/>
    </style:style>
    <style:style style:name="Tabella1.1" style:family="table-row">
      <style:table-row-properties style:min-row-height="0.716cm"/>
    </style:style>
    <style:style style:name="Tabel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1.2" style:family="table-row">
      <style:table-row-properties style:min-row-height="5.787cm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20.041cm" table:align="margins"/>
    </style:style>
    <style:style style:name="Tabella2.A" style:family="table-column">
      <style:table-column-properties style:column-width="20.041cm" style:rel-column-width="65535*"/>
    </style:style>
    <style:style style:name="Tabella2.1" style:family="table-row">
      <style:table-row-properties style:row-height="0.6cm" style:keep-together="false" fo:keep-together="always"/>
    </style:style>
    <style:style style:name="Tabella2.A1" style:family="table-cell">
      <style:table-cell-properties fo:padding="0.097cm" fo:border="0.002cm solid #000000"/>
    </style:style>
    <style:style style:name="Tabella2.2" style:family="table-row">
      <style:table-row-properties style:min-row-height="5.188cm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4cm"/>
    </style:style>
    <style:style style:name="Tabella3" style:family="table">
      <style:table-properties style:width="20.041cm" table:align="margins"/>
    </style:style>
    <style:style style:name="Tabella3.A" style:family="table-column">
      <style:table-column-properties style:column-width="20.041cm" style:rel-column-width="65535*"/>
    </style:style>
    <style:style style:name="Tabella3.1" style:family="table-row">
      <style:table-row-properties style:row-height="0.6cm" style:keep-together="false" fo:keep-together="always"/>
    </style:style>
    <style:style style:name="Tabella3.A1" style:family="table-cell">
      <style:table-cell-properties fo:padding="0.097cm" fo:border="0.002cm solid #000000"/>
    </style:style>
    <style:style style:name="Tabella3.2" style:family="table-row">
      <style:table-row-properties style:min-row-height="5.188cm"/>
    </style:style>
    <style:style style:name="Tabel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3" style:family="table-row">
      <style:table-row-properties style:min-row-height="0.4cm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5pt" style:font-name-asian="Consolas" style:font-size-asian="5pt" style:font-name-complex="Consolas" style:font-size-complex="5pt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color="#ffffff" style:font-name="Arial1" fo:font-size="10pt" fo:font-weight="bold" fo:background-color="#b2b2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background-color="transparent">
        <style:tab-stops/>
        <style:background-image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background-color="transparent" style:shadow="none">
        <style:background-image/>
      </style:paragraph-properties>
    </style:style>
    <style:style style:name="P6" style:family="paragraph">
      <style:paragraph-properties fo:text-align="start"/>
      <style:text-properties fo:color="#ffffff" style:text-line-through-style="none" style:font-name="Arial" fo:font-size="10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9" style:family="paragraph">
      <style:paragraph-properties fo:text-align="center"/>
      <style:text-properties style:text-line-through-style="none" style:font-name="Arial" fo:font-size="10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80" style:font-name="Arial" fo:font-size="4pt" style:font-name-asian="Consolas" style:font-size-asian="4pt" style:font-name-complex="Consolas" style:font-size-complex="4pt"/>
    </style:style>
    <style:style style:name="T2" style:family="text">
      <style:text-properties fo:color="#a31515" style:font-name="Arial" fo:font-size="4pt" style:font-name-asian="Consolas" style:font-size-asian="4pt" style:font-name-complex="Consolas" style:font-size-complex="4pt"/>
    </style:style>
    <style:style style:name="gr1" style:family="graphic">
      <style:graphic-properties draw:textarea-vertical-align="middle" fo:background-color="#b2b2b2" fo:border="solid #b2b2b2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fixed-text form:name="Testo fisso 1" form:control-implementation="ooo:com.sun.star.form.component.FixedText" xml:id="control1" form:id="control1" form:label="Commento dati idropluviometrici"/>
          <form:textarea form:name="commento" form:control-implementation="ooo:com.sun.star.form.component.TextField" xml:id="control2" form:id="control2" form:max-length="13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  <text:p/>
          </form:textarea>
          <form:fixed-text form:name="Testo fisso 2" form:control-implementation="ooo:com.sun.star.form.component.FixedText" xml:id="control3" form:id="control3" form:label="Valutazione meteorologica"/>
          <form:fixed-text form:name="Testo fisso 2" form:control-implementation="ooo:com.sun.star.form.component.FixedText" xml:id="control4" form:id="control4"/>
          <form:textarea form:name="valutazionemeteo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valutazioneidro" form:control-implementation="ooo:com.sun.star.form.component.TextField" xml:id="control6" form:id="control6" form:max-length="1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Testo fisso 2" form:control-implementation="ooo:com.sun.star.form.component.FixedText" xml:id="control7" form:id="control7"/>
          <form:fixed-text form:name="Testo fisso 2" form:control-implementation="ooo:com.sun.star.form.component.FixedText" xml:id="control8" form:id="control8" form:label="Valutazioni idrauliche"/>
          <form:listbox form:name="meno1" form:control-implementation="ooo:com.sun.star.form.component.ListBox" xml:id="control9" form:id="control9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Il Direttore del Servizio" form:current-selected="true"/>
            <form:option form:label="D'ordine del Direttore del Servizio"/>
            <form:option form:label="Il Sostituto del Direttore del Servizio"/>
            <form:option form:label="D'ordine del Sostituto del Direttore del Servizio"/>
          </form:listbox>
          <form:listbox form:name="firma2" form:control-implementation="ooo:com.sun.star.form.component.ListBox" xml:id="control10" form:id="control1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Paolo Botti" form:current-selected="true"/>
            <form:option form:label="Salvatore Cinus"/>
            <form:option form:label="Elia Cadoni"/>
          </form:listbox>
          <form:listbox form:name="firma3" form:control-implementation="ooo:com.sun.star.form.component.ListBox" xml:id="control11" form:id="control11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"/>
            <form:option form:label="Salvatore Cinus"/>
            <form:option form:label="Stefano Corso"/>
            <form:option form:label="Stefano Loddo"/>
            <form:option form:label="Germana Manca"/>
            <form:option form:label="Michele Peddes"/>
            <form:option form:label="Eugenia Murru"/>
            <form:option form:label="Daniela Pani"/>
            <form:option form:label="Giovanni Puligheddu"/>
            <form:option form:label="Fabrizia Soi"/>
            <form:option form:label="Francesco Tola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Table_20_Contents"><draw:control text:anchor-type="as-char" draw:z-index="1" draw:style-name="gr2" draw:text-style-name="P7" svg:width="19.852cm" svg:height="0.551cm" draw:control="control1"/></text:p>
          </table:table-cell>
        </table:table-row>
        <table:table-row table:style-name="Tabella1.2">
          <table:table-cell table:style-name="Tabella1.A2" office:value-type="string">
            <text:p text:style-name="Table_20_Contents"><draw:control text:anchor-type="as-char" svg:y="-2.258cm" draw:z-index="2" draw:style-name="gr3" draw:text-style-name="P8" svg:width="19.769cm" svg:height="5.501cm" draw:control="control2"/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3"><draw:control text:anchor-type="paragraph" draw:z-index="3" draw:style-name="gr1" draw:text-style-name="P6" svg:width="19.972cm" svg:height="0.541cm" svg:x="-0.044cm" svg:y="-0.058cm" draw:control="control3"/></text:p>
          </table:table-cell>
        </table:table-row>
        <table:table-row table:style-name="Tabella2.2">
          <table:table-cell table:style-name="Tabella2.A2" office:value-type="string">
            <text:p text:style-name="Table_20_Contents"><draw:control text:anchor-type="paragraph" draw:z-index="4" draw:style-name="gr4" draw:text-style-name="P8" svg:width="19.904cm" svg:height="5.003cm" svg:x="0cm" svg:y="0cm" draw:control="control5"/></text:p>
          </table:table-cell>
        </table:table-row>
        <table:table-row table:style-name="Tabella2.3">
          <table:table-cell table:style-name="Tabella2.A2" office:value-type="string">
            <text:p text:style-name="P4"><draw:control text:anchor-type="paragraph" draw:z-index="0" draw:style-name="gr1" draw:text-style-name="P6" svg:width="19.972cm" svg:height="0.611cm" svg:x="-0.046cm" svg:y="-0.058cm" draw:control="control4"/>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3"><draw:control text:anchor-type="paragraph" draw:z-index="7" draw:style-name="gr1" draw:text-style-name="P6" svg:width="19.972cm" svg:height="0.541cm" svg:x="-0.044cm" svg:y="-0.058cm" draw:control="control8"/></text:p>
          </table:table-cell>
        </table:table-row>
        <table:table-row table:style-name="Tabella3.2">
          <table:table-cell table:style-name="Tabella3.A2" office:value-type="string">
            <text:p text:style-name="Table_20_Contents"><draw:control text:anchor-type="as-char" draw:z-index="5" draw:style-name="gr5" draw:text-style-name="P8" svg:width="19.904cm" svg:height="5.003cm" draw:control="control6"/></text:p>
          </table:table-cell>
        </table:table-row>
        <table:table-row table:style-name="Tabella3.3">
          <table:table-cell table:style-name="Tabella3.A2" office:value-type="string">
            <text:p text:style-name="P4"><draw:control text:anchor-type="paragraph" draw:z-index="6" draw:style-name="gr1" draw:text-style-name="P6" svg:width="19.972cm" svg:height="0.611cm" svg:x="-0.046cm" svg:y="-0.058cm" draw:control="control7"/></text:p>
          </table:table-cell>
        </table:table-row>
      </table:table>
      <text:p text:style-name="Standard"/>
      <text:p text:style-name="Standard"><draw:control text:anchor-type="as-char" svg:y="1.002cm" draw:z-index="8" draw:style-name="gr3" draw:text-style-name="P9" svg:width="20.002cm" svg:height="0.6cm" draw:control="control9"/></text:p>
      <text:p text:style-name="Standard"><draw:control text:anchor-type="as-char" svg:y="0.7cm" draw:z-index="9" draw:style-name="gr3" draw:text-style-name="P10" svg:width="20.002cm" svg:height="0.6cm" draw:control="control10"/></text:p>
      <text:p text:style-name="P5"><draw:control text:anchor-type="as-char" svg:y="0.7cm" draw:z-index="10" draw:style-name="gr3" draw:text-style-name="P10" svg:width="20.002cm" svg:height="0.6cm" draw:control="control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text-autospace="none"/>
      <style:text-properties fo:color="#000000" style:font-name="Arial" fo:font-size="5pt" style:font-name-asian="Consolas" style:font-size-asian="5pt" style:font-name-complex="Consolas" style:font-size-complex="5pt"/>
    </style:style>
    <style:style style:name="MP2" style:family="paragraph" style:parent-style-name="Standard">
      <style:paragraph-properties fo:text-align="center" style:justify-single-word="false" style:text-autospace="none"/>
    </style:style>
    <style:style style:name="MT1" style:family="text">
      <style:text-properties fo:color="#000080" style:font-name="Arial" fo:font-size="4pt" style:font-name-asian="Consolas" style:font-size-asian="4pt" style:font-name-complex="Consolas" style:font-size-complex="4pt"/>
    </style:style>
    <style:style style:name="MT2" style:family="text">
      <style:text-properties fo:color="#a31515" style:font-name="Arial" fo:font-size="4pt" style:font-name-asian="Consolas" style:font-size-asian="4pt" style:font-name-complex="Consolas" style:font-size-complex="4pt"/>
    </style:style>
    <style:page-layout style:name="Mpm1">
      <style:page-layout-properties fo:page-width="21.001cm" fo:page-height="29cm" style:num-format="1" style:print-orientation="portrait" fo:margin-top="0.499cm" fo:margin-bottom="0.4cm" fo:margin-left="0.48cm" fo:margin-right="0.4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entro funzionale decentrato della Regione Sardegna: via Vittorio Veneto 28, 09128 Cagliari</text:p>
        <text:p text:style-name="MP2"><text:a xlink:type="simple" xlink:href="mailto:cfd.protezionecivile@pec.regione.sardegna.it" text:style-name="Internet_20_link" text:visited-style-name="Visited_20_Internet_20_Link"><text:span text:style-name="MT1">cfd.protezionecivile@pec.regione.sardegna.it</text:span></text:a><text:span text:style-name="MT2"> - </text:span><text:a xlink:type="simple" xlink:href="mailto:protciv.previsioneprevenzionerischi@regione.sardegna.it" text:style-name="Internet_20_link" text:visited-style-name="Visited_20_Internet_20_Link"><text:span text:style-name="MT1">protciv.previsioneprevenzionerischi@regione.sardegna.it</text:span></text:a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13S</meta:editing-duration>
    <meta:editing-cycles>59</meta:editing-cycles>
    <meta:generator>OpenOffice/4.1.2$Win32 OpenOffice.org_project/412m3$Build-9782</meta:generator>
    <dc:date>2016-11-16T10:49:41.29</dc:date>
    <dc:creator>Chiara </dc:creator>
    <meta:document-statistic meta:table-count="3" meta:image-count="0" meta:object-count="0" meta:page-count="1" meta:paragraph-count="8" meta:word-count="15" meta:character-count="199"/>
    <meta:user-defined meta:name="Info 1"/>
    <meta:user-defined meta:name="Info 2"/>
    <meta:user-defined meta:name="Info 3"/>
    <meta:user-defined meta:name="Info 4"/>
  </office:meta>
</office:document-meta>
</file>